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c7bf" officeooo:paragraph-rsid="0011c7bf"/>
    </style:style>
    <style:style style:name="P2" style:family="paragraph" style:parent-style-name="Standard">
      <style:text-properties officeooo:rsid="00123008" officeooo:paragraph-rsid="00123008"/>
    </style:style>
    <style:style style:name="P3" style:family="paragraph" style:parent-style-name="Standard">
      <style:text-properties officeooo:rsid="0013e75e" officeooo:paragraph-rsid="0013e75e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normal" officeooo:rsid="0014622a" officeooo:paragraph-rsid="0014622a" style:font-size-asian="12pt" style:font-style-asian="normal" style:font-size-complex="12pt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fo:font-size="12pt" officeooo:paragraph-rsid="00154735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normal" officeooo:rsid="0014622a" officeooo:paragraph-rsid="00163444" style:font-size-asian="12pt" style:font-style-asian="normal" style:font-size-complex="12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normal" officeooo:rsid="0013e75e" officeooo:paragraph-rsid="00163444" style:font-size-asian="12pt" style:font-style-asian="normal" style:font-size-complex="12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italic" officeooo:rsid="0013e75e" officeooo:paragraph-rsid="00163444" style:font-size-asian="12pt" style:font-style-asian="italic" style:font-size-complex="12pt" style:font-style-complex="italic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style="italic" officeooo:rsid="00163444" officeooo:paragraph-rsid="00163444" style:font-size-asian="12pt" style:font-style-asian="italic" style:font-size-complex="12pt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2pt" fo:font-style="italic" officeooo:rsid="0013e75e" officeooo:paragraph-rsid="00163444" style:font-size-asian="12pt" style:font-style-asian="italic" style:font-size-complex="12pt" style:font-style-complex="italic"/>
    </style:style>
    <style:style style:name="P11" style:family="paragraph" style:parent-style-name="Standard">
      <style:text-properties officeooo:rsid="0013e75e" officeooo:paragraph-rsid="00163444"/>
    </style:style>
    <style:style style:name="P12" style:family="paragraph" style:parent-style-name="Standard">
      <style:text-properties officeooo:rsid="00123008" officeooo:paragraph-rsid="00163444"/>
    </style:style>
    <style:style style:name="P13" style:family="paragraph" style:parent-style-name="Standard">
      <style:text-properties officeooo:rsid="0011c7bf" officeooo:paragraph-rsid="00163444"/>
    </style:style>
    <style:style style:name="P14" style:family="paragraph" style:parent-style-name="Standard">
      <style:text-properties officeooo:rsid="00163444" officeooo:paragraph-rsid="00163444"/>
    </style:style>
    <style:style style:name="T1" style:family="text">
      <style:text-properties officeooo:rsid="00123008"/>
    </style:style>
    <style:style style:name="T2" style:family="text">
      <style:text-properties officeooo:rsid="0014622a"/>
    </style:style>
    <style:style style:name="T3" style:family="text">
      <style:text-properties fo:font-style="normal" officeooo:rsid="0014622a" style:font-size-asian="12pt" style:font-style-asian="normal" style:font-size-complex="12pt" style:font-style-complex="normal"/>
    </style:style>
    <style:style style:name="T4" style:family="text">
      <style:text-properties fo:font-style="normal" officeooo:rsid="00163444" style:font-size-asian="12pt" style:font-style-asian="normal" style:font-size-complex="12pt" style:font-style-complex="normal"/>
    </style:style>
    <style:style style:name="T5" style:family="text">
      <style:text-properties officeooo:rsid="00163444"/>
    </style:style>
    <style:style style:name="T6" style:family="text">
      <style:text-properties fo:font-size="12pt" fo:font-style="normal" officeooo:rsid="00163444" style:font-size-asian="12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14">&lt;br&gt;</text:p>
      <text:p text:style-name="P13"><text:span text:style-name="T5">&lt;br&gt;</text:span>Tú, que puedes ser como todos</text:p>
      <text:p text:style-name="P13"><text:span text:style-name="T5">&lt;br&gt;</text:span>a costa de no ser cómo tú,</text:p>
      <text:p text:style-name="P13"><text:span text:style-name="T5">&lt;br&gt;</text:span>óyeme esto que te cuento.</text:p>
      <text:p text:style-name="P13"><text:span text:style-name="T5">&lt;br&gt;</text:span>Me pesa mi sonrisa,</text:p>
      <text:p text:style-name="P13"><text:span text:style-name="T5">&lt;br&gt;</text:span>me hunde que salga a dar la mano</text:p>
      <text:p text:style-name="P13"><text:span text:style-name="T5">&lt;br&gt;</text:span>cuando no tengo manos</text:p>
      <text:p text:style-name="P13"><text:span text:style-name="T5">&lt;br&gt;</text:span>ni nada para dar.</text:p>
      <text:p text:style-name="P13"><text:span text:style-name="T5">&lt;br&gt;</text:span>Esclava de los otros, de cualquiera que le arroje un gesto,</text:p>
      <text:p text:style-name="P13"><text:span text:style-name="T5">&lt;br&gt;</text:span>sale mi sonrisa a recogerlo.</text:p>
      <text:p text:style-name="P13"><text:span text:style-name="T5">&lt;br&gt;</text:span>Extiende su hambre, me obliga a seguirla, y yo siento</text:p>
      <text:p text:style-name="P13"><text:span text:style-name="T6">&lt;div class=”adelante”&gt;</text:span> un tirón que me olvido<text:span text:style-name="T6">&lt;/div&gt;</text:span></text:p>
      <text:p text:style-name="P1">de algo en lo que estaba pensando y que no puedo</text:p>
      <text:p text:style-name="P13"><text:span text:style-name="T6">&lt;div class=”adelante”&gt;</text:span>contarte así,<text:span text:style-name="T6">&lt;/div&gt;</text:span></text:p>
      <text:p text:style-name="P1">porque hoy mi sonrisa consiguió muchas limosnas</text:p>
      <text:p text:style-name="P13"><text:span text:style-name="T6">&lt;div class=”adelante”&gt;</text:span>y me obligó a estar<text:span text:style-name="T6">&lt;/div&gt;</text:span></text:p>
      <text:p text:style-name="P1">tanto tiempo afuera que de verdad no me acuerdo.</text:p>
      <text:p text:style-name="P13"><text:span text:style-name="T5">&lt;br&gt;</text:span>Ella no quiere ni mi conversación ni mi silencio.</text:p>
      <text:p text:style-name="P13"><text:span text:style-name="T6">&lt;div class=”adelante”&gt;</text:span>Ni quiere mis pensamientos encerrados<text:span text:style-name="T6">&lt;/div&gt;</text:span></text:p>
      <text:p text:style-name="P1">y, cuando me va a poyar los ojos lejos, huye de mí,</text:p>
      <text:p text:style-name="P13"><text:span text:style-name="T6">&lt;div class=”adelante”&gt;</text:span>a conversar lo que sea<text:span text:style-name="T6">&lt;/div&gt;</text:span></text:p>
      <text:p text:style-name="P1">con quien sea. De lo buenas que están las naranjas,</text:p>
      <text:p text:style-name="P13"><text:span text:style-name="T6">&lt;div class=”adelante”&gt;</text:span>en el mercado, del jabón más cremoso,<text:span text:style-name="T6">&lt;/div&gt;</text:span></text:p>
      <text:p text:style-name="P1">y toda su estupidez y banalidad me pone peor.</text:p>
      <text:p text:style-name="P13"><text:span text:style-name="T5">&lt;br&gt;</text:span>Ayuda a cruzar la calle a las viejitas con bolsas,</text:p>
      <text:p text:style-name="P13"><text:span text:style-name="T6">&lt;div class=”adelante”&gt;</text:span>cuando yo, lo único que quiero<text:span text:style-name="T6">&lt;/div&gt;</text:span></text:p>
      <text:p text:style-name="P1">estar callada e imitarte, mi querido Rey de la Cabina,</text:p>
      <text:p text:style-name="P13"><text:span text:style-name="T5">&lt;br&gt;</text:span>porque he llegado a pensar, aunque me duela, </text:p>
      <text:p text:style-name="P13"><text:span text:style-name="T6">&lt;div class=”adelante”&gt;</text:span>que acaso tenias razón en esconderte.<text:span text:style-name="T6">&lt;/div&gt;</text:span></text:p>
      <text:p text:style-name="P1">Hay tanto ruido en el mundo. Las mejores intenciones</text:p>
      <text:p text:style-name="P13"><text:span text:style-name="T6">&lt;div class=”adelante”&gt;</text:span><text:span text:style-name="T1">son como sirenas de barcos.</text:span><text:span text:style-name="T6">&lt;/div&gt;</text:span></text:p>
      <text:p text:style-name="P2">Todo está lleno de máquinas y motores.</text:p>
      <text:p text:style-name="P12"><text:span text:style-name="T6">&lt;div class=”adelante”&gt;</text:span>Los televisores son un asco.<text:span text:style-name="T6">&lt;/div&gt;</text:span></text:p>
      <text:p text:style-name="P2">Gritan, gritan y se ríen. Dan premio y se ríen,</text:p>
      <text:p text:style-name="P12"><text:span text:style-name="T5">&lt;br&gt;</text:span>y están felices de estar ante las cámaras y dicen la verdad,</text:p>
      <text:p text:style-name="P11"><text:span text:style-name="T5">&lt;br&gt;</text:span>como si la pantalla fuera una cura.</text:p>
      <text:p text:style-name="P11"><text:span text:style-name="T5">&lt;br&gt;</text:span>Todo me aturde y me silencia, ¿qué era lo que</text:p>
      <text:p text:style-name="P11"><text:span text:style-name="T6">&lt;div class=”adelante”&gt;</text:span>estaba pensando? ¿Qué quería decirte?<text:span text:style-name="T6">&lt;/div&gt;</text:span></text:p>
      <text:p text:style-name="P3">Reviso en mi cuaderno. Encuentro unos apuntes. Dicen:</text:p>
      <text:p text:style-name="P14">&lt;br&gt;</text:p>
      <text:p text:style-name="P10"><text:span text:style-name="T5">&lt;br&gt;</text:span>Uno de mis vecinos tiene treinta años y dos perros. </text:p>
      <text:p text:style-name="P10"><text:span text:style-name="T5">&lt;br&gt;</text:span>Los saca a pasear una vez por las mañanas y otra de noche.</text:p>
      <text:p text:style-name="P8"><text:span text:style-name="T5">&lt;br&gt;</text:span>Tiene algún problema para hablar, como si hubiera nacido</text:p>
      <text:p text:style-name="P8"><text:span text:style-name="T5">&lt;br&gt;</text:span>sordo y lo hubieran reeducado o, más bien, como si tuviera algún</text:p>
      <text:p text:style-name="P8"><text:span text:style-name="T5">&lt;br&gt;</text:span>retraso y no hubiera creído más que eso, lo suficiente como para pasear</text:p>
      <text:p text:style-name="P8"><text:span text:style-name="T5">&lt;br&gt;</text:span>sus perros, saludar con mucha dificultad, amablemente.</text:p>
      <text:p text:style-name="P8"><text:span text:style-name="T5">&lt;br&gt;</text:span>Siempre que nos cruzamos baja la vista, regaña a sus perros </text:p>
      <text:p text:style-name="P8"><text:span text:style-name="T5">&lt;br&gt;</text:span>y les ordena que no me molesten, luego me sonríe y dice</text:p>
      <text:p text:style-name="P8"><text:span text:style-name="T5">&lt;br&gt;</text:span>buenos días, lleno de tropiezos y voluntad. Esa es su manera </text:p>
      <text:p text:style-name="P8"><text:span text:style-name="T5">&lt;br&gt;</text:span>de hacerme saber que sabe bien cómo son las reglas del mundo</text:p>
      <text:p text:style-name="P8"><text:span text:style-name="T5">&lt;br&gt;</text:span>en el que los demás nos desenvolvemos. Su triunfo es</text:p>
      <text:p text:style-name="P8"><text:soft-page-break/><text:span text:style-name="T5">&lt;br&gt;</text:span>haberlas alcanzado.</text:p>
      <text:p text:style-name="P9">&lt;br&gt;</text:p>
      <text:p text:style-name="P7"><text:span text:style-name="T5">&lt;br&gt;</text:span>Terminan mis notas.</text:p>
      <text:p text:style-name="P7"><text:span text:style-name="T5">&lt;br&gt;</text:span>Entonces, ¿cu<text:span text:style-name="T2">á</text:span>l es nuestra pequeña pelea, mi querido</text:p>
      <text:p text:style-name="P7"><text:span text:style-name="T5">&lt;div class=”adelante”&gt;</text:span>Rey de la Cabina? Recuérdamela,<text:span text:style-name="T5">&lt;/div&gt;</text:span></text:p>
      <text:p text:style-name="P4">¿cuál era tu pequeño enojo y el mío, con el mundo?</text:p>
      <text:p text:style-name="P6"><text:span text:style-name="T5">&lt;br&gt;</text:span>¿Qué diminuta piedra en el zapato se nos hizo</text:p>
      <text:p text:style-name="P6"><text:span text:style-name="T5">&lt;div class=”adelante”&gt;</text:span>tanto padecimiento?<text:span text:style-name="T5">&lt;/div&gt;</text:span></text:p>
      <text:p text:style-name="P4">Sonrío.</text:p>
      <text:p text:style-name="P5"><text:span text:style-name="T3">&lt;div class=”</text:span><text:span text:style-name="T4">firma</text:span><text:span text:style-name="T3">”</text:span><text:span text:style-name="T4">&gt;</text:span><text:span text:style-name="T3">Paloma</text:span><text:span text:style-name="T4">&lt;/div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9:04:48.305839757</meta:creation-date>
    <dc:date>2017-10-16T20:43:55.964900321</dc:date>
    <meta:editing-duration>PT18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463" meta:character-count="2878" meta:non-whitespace-character-count="2473"/>
  </office:meta>
</office:document-meta>
</file>